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1965in" style:contextual-spacing="false"/>
      <style:text-properties fo:font-size="11pt" style:font-size-asian="11pt" style:font-size-complex="11pt"/>
    </style:style>
    <style:style style:name="P2" style:family="paragraph" style:parent-style-name="Horizontal_20_Line">
      <style:text-properties fo:font-size="11pt" style:font-size-asian="11pt" style:font-size-complex="11pt"/>
    </style:style>
    <style:style style:name="P3" style:family="paragraph" style:parent-style-name="Heading_20_2">
      <style:text-properties fo:font-size="11pt" style:font-size-asian="11pt" style:font-size-complex="11pt"/>
    </style:style>
    <style:style style:name="P4" style:family="paragraph" style:parent-style-name="Heading_20_3">
      <style:text-properties fo:font-size="11pt" style:font-size-asian="11pt" style:font-size-complex="11pt"/>
    </style:style>
    <style:style style:name="P5" style:family="paragraph" style:parent-style-name="Text_20_body" style:list-style-name="L1">
      <style:text-properties fo:font-size="11pt" style:font-size-asian="11pt" style:font-size-complex="11pt"/>
    </style:style>
    <style:style style:name="P6" style:family="paragraph" style:parent-style-name="Text_20_body" style:list-style-name="L2">
      <style:text-properties fo:font-size="11pt" style:font-size-asian="11pt" style:font-size-complex="11pt"/>
    </style:style>
    <style:style style:name="P7" style:family="paragraph" style:parent-style-name="Text_20_body" style:list-style-name="L3">
      <style:text-properties fo:font-size="11pt" style:font-size-asian="11pt" style:font-size-complex="11pt"/>
    </style:style>
    <style:style style:name="P8" style:family="paragraph" style:parent-style-name="Text_20_body" style:list-style-name="L4">
      <style:text-properties fo:font-size="11pt" style:font-size-asian="11pt" style:font-size-complex="11pt"/>
    </style:style>
    <style:style style:name="P9" style:family="paragraph" style:parent-style-name="Text_20_body" style:list-style-name="L5">
      <style:text-properties fo:font-size="11pt" style:font-size-asian="11pt" style:font-size-complex="11pt"/>
    </style:style>
    <style:style style:name="P10" style:family="paragraph" style:parent-style-name="Quotations">
      <style:text-properties fo:font-size="11pt" style:font-size-asian="11pt" style:font-size-complex="11pt"/>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2">
      <style:text-properties fo:font-size="11pt" style:font-size-asian="11pt" style:font-size-complex="11pt"/>
    </style:style>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4">
      <style:text-properties fo:font-size="11pt" style:font-size-asian="11pt" style:font-size-complex="11pt"/>
    </style:style>
    <style:style style:name="P22" style:family="paragraph" style:parent-style-name="Text_20_body" style:list-style-name="L15">
      <style:text-properties fo:font-size="11pt" style:font-size-asian="11pt" style:font-size-complex="11pt"/>
    </style:style>
    <style:style style:name="P23" style:family="paragraph" style:parent-style-name="Text_20_body" style:list-style-name="L16"/>
    <style:style style:name="P24" style:family="paragraph" style:parent-style-name="Text_20_body">
      <style:text-properties fo:font-size="11pt" style:font-size-asian="11pt" style:font-size-complex="11pt"/>
    </style:style>
    <style:style style:name="P25" style:family="paragraph" style:parent-style-name="Text_20_body" style:list-style-name="L17">
      <style:text-properties fo:font-size="11pt" style:font-size-asian="11pt" style:font-size-complex="11pt"/>
    </style:style>
    <style:style style:name="P26" style:family="paragraph" style:parent-style-name="Text_20_body">
      <style:paragraph-properties fo:break-before="page"/>
      <style:text-properties fo:font-size="11pt" style:font-size-asian="11pt" style:font-size-complex="11pt"/>
    </style:style>
    <style:style style:name="P27" style:family="paragraph" style:parent-style-name="Text_20_body" style:list-style-name="L18">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e a Microservices Architecture as the strategic choice for the new e-commerce platform. Justify the choice by explaining key long-term benefits like independent deployment and independent scaling. Acknowledge the significant challenges of microservices, such as the complexity of a distributed system.</text:p>
      <text:h text:style-name="Heading_20_1" text:outline-level="1"><text:span text:style-name="T1">Proposal: Adopt a </text:span><text:span text:style-name="Strong_20_Emphasis"><text:span text:style-name="T1">Microservices Architecture</text:span></text:span><text:span text:style-name="T1"> for the new e-commerce platform</text:span></text:h>
      <text:p text:style-name="Text_20_body"><text:span text:style-name="T1">Short answer: </text:span><text:span text:style-name="Strong_20_Emphasis"><text:span text:style-name="T1">Yes — choose microservices</text:span></text:span><text:span text:style-name="T1"> as the strategic architecture if the product roadmap expects rapid feature velocity, independent team ownership, variable load across capabilities, and long-term maintainability. Below I explain the key long-term benefits (independent deployment, independent scaling, and more), then I honestly outline the important challenges and mitigation strategies so leadership can make an informed decision.</text:span></text:p>
      <text:p text:style-name="P2"/>
      <text:h text:style-name="P3" text:outline-level="2">Why microservices — the core strategic benefits</text:h>
      <text:h text:style-name="P4" text:outline-level="3">1. Independent deployment → faster delivery, lower risk</text:h>
      <text:list text:style-name="L1">
        <text:list-item>
          <text:p text:style-name="P5">Each bounded capability (catalog, cart, checkout, payments, search, user profile, recommendations, inventory, shipping) is its own deployable service.</text:p>
        </text:list-item>
        <text:list-item>
          <text:p text:style-name="P5">Teams can release features, fixes, or experiments for one capability without redeploying unrelated services → drastically reduces blast radius and speeds time-to-market.</text:p>
        </text:list-item>
        <text:list-item>
          <text:p text:style-name="P5">Enables canary/blue-green/feature-flag strategies per service, improving safety for continuous delivery.</text:p>
        </text:list-item>
      </text:list>
      <text:h text:style-name="P4" text:outline-level="3">2. Independent scaling → cost efficiency and resilience</text:h>
      <text:list text:style-name="L2">
        <text:list-item>
          <text:p text:style-name="P6">Scale only the services that need it (e.g., checkout and payment during sales) instead of scaling a monolith entirely.</text:p>
        </text:list-item>
        <text:list-item>
          <text:p text:style-name="P6">Enables right-sizing compute and storage for different performance profiles (CPU bound, memory bound, I/O bound).</text:p>
        </text:list-item>
        <text:list-item>
          <text:p text:style-name="P6">Improves resiliency: if a non-critical service is overloaded or degraded, core purchase flows can remain functional with circuit breakers and graceful degradation.</text:p>
        </text:list-item>
      </text:list>
      <text:h text:style-name="P4" text:outline-level="3">3. Technology &amp; team autonomy → higher productivity &amp; better fit for purpose</text:h>
      <text:list text:style-name="L3">
        <text:list-item>
          <text:p text:style-name="P7">Different services can use the best tool for the job (e.g., search in a specialized engine, recommendations in Python ML service, transactional services in .NET/C# per your expertise).</text:p>
        </text:list-item>
        <text:list-item>
          <text:p text:style-name="P7">Teams can own services end-to-end (code + infra + metrics), promoting domain ownership and faster decision making.</text:p>
        </text:list-item>
        <text:list-item>
          <text:p text:style-name="P7">Smaller codebases are easier to reason about, review, and onboard new engineers.</text:p>
        </text:list-item>
      </text:list>
      <text:h text:style-name="P4" text:outline-level="3">4. Architectural evolution &amp; modularity → future-proofing</text:h>
      <text:list text:style-name="L4">
        <text:list-item>
          <text:p text:style-name="P8">New features and third-party integrations can be added as new services with minimal disruption.</text:p>
        </text:list-item>
        <text:list-item>
          <text:p text:style-name="P8">Allows incremental modernization — you can rewrite or replace a service without rewriting the whole platform.</text:p>
        </text:list-item>
      </text:list>
      <text:h text:style-name="P4" text:outline-level="3"><text:soft-page-break/>5. Operational advantages (when mature)</text:h>
      <text:list text:style-name="L5">
        <text:list-item>
          <text:p text:style-name="P9">Better observability granularity (per-service metrics, traces, logs) → faster debugging.</text:p>
        </text:list-item>
        <text:list-item>
          <text:p text:style-name="P9">More flexible release cadences for B2B features vs. consumer features.</text:p>
        </text:list-item>
        <text:list-item>
          <text:p text:style-name="P9">Easier to implement multi-region or multi-cloud deployments for availability and latency optimizations.</text:p>
        </text:list-item>
      </text:list>
      <text:p text:style-name="P2"/>
      <text:h text:style-name="P3" text:outline-level="2">Significant challenges (be honest) — and how to mitigate them</text:h>
      <text:p text:style-name="P10">Microservices buy long-term agility at the cost of distributed systems complexity. Expect upfront investment.</text:p>
      <text:h text:style-name="P4" text:outline-level="3">1. Complexity of a distributed system</text:h>
      <text:list text:style-name="L6">
        <text:list-item>
          <text:p text:style-name="P11"><text:span text:style-name="Strong_20_Emphasis"><text:span text:style-name="T1">Problems:</text:span></text:span><text:span text:style-name="T1"> network failures, partial failures, retries, eventual consistency, debugging across service boundaries.</text:span></text:p>
        </text:list-item>
        <text:list-item>
          <text:p text:style-name="P11"><text:span text:style-name="Strong_20_Emphasis"><text:span text:style-name="T1">Mitigation:</text:span></text:span><text:span text:style-name="T1"> adopt robust patterns — timeouts, retries with backoff, circuit breakers, idempotency, bulkheads. Invest in distributed tracing (OpenTelemetry), structured logs, and correlation IDs from day one.</text:span></text:p>
        </text:list-item>
      </text:list>
      <text:h text:style-name="P4" text:outline-level="3">2. Data consistency &amp; transactions</text:h>
      <text:list text:style-name="L7">
        <text:list-item>
          <text:p text:style-name="P12"><text:span text:style-name="Strong_20_Emphasis"><text:span text:style-name="T1">Problems:</text:span></text:span><text:span text:style-name="T1"> cross-service ACID transactions are hard.</text:span></text:p>
        </text:list-item>
        <text:list-item>
          <text:p text:style-name="P12"><text:span text:style-name="Strong_20_Emphasis"><text:span text:style-name="T1">Mitigation:</text:span></text:span><text:span text:style-name="T1"> design around </text:span><text:span text:style-name="Strong_20_Emphasis"><text:span text:style-name="T1">saga patterns</text:span></text:span><text:span text:style-name="T1"> (orchestrated/choreographed workflows), use event sourcing for auditability where appropriate, and prefer domain events for eventual consistency. Keep the number of cross-service transactional boundaries small for critical flows.</text:span></text:p>
        </text:list-item>
      </text:list>
      <text:h text:style-name="P4" text:outline-level="3">3. Increased operational overhead</text:h>
      <text:list text:style-name="L8">
        <text:list-item>
          <text:p text:style-name="P13"><text:span text:style-name="Strong_20_Emphasis"><text:span text:style-name="T1">Problems:</text:span></text:span><text:span text:style-name="T1"> more services → more CI/CD pipelines, infra, monitoring, cost of running.</text:span></text:p>
        </text:list-item>
        <text:list-item>
          <text:p text:style-name="P13"><text:span text:style-name="Strong_20_Emphasis"><text:span text:style-name="T1">Mitigation:</text:span></text:span><text:span text:style-name="T1"> leverage platform automation — Kubernetes for runtime, Helm/Flux/ArgoCD for GitOps, a shared service template/SDK to standardize observability, logging, health checks, and config. Use managed cloud services (RDS, managed Kafka, managed Redis) where it reduces toil.</text:span></text:p>
        </text:list-item>
      </text:list>
      <text:h text:style-name="P4" text:outline-level="3">4. Testing &amp; local development complexity</text:h>
      <text:list text:style-name="L9">
        <text:list-item>
          <text:p text:style-name="P14"><text:span text:style-name="Strong_20_Emphasis"><text:span text:style-name="T1">Problems:</text:span></text:span><text:span text:style-name="T1"> integration testing across services, local environment reproducibility.</text:span></text:p>
        </text:list-item>
        <text:list-item>
          <text:p text:style-name="P14"><text:span text:style-name="Strong_20_Emphasis"><text:span text:style-name="T1">Mitigation:</text:span></text:span><text:span text:style-name="T1"> strong contract testing strategy (e.g., Pact), end-to-end environments, and developer tooling (local compose setups, service virtualization, test harnesses).</text:span></text:p>
        </text:list-item>
      </text:list>
      <text:h text:style-name="P4" text:outline-level="3">5. Operational security &amp; networking</text:h>
      <text:list text:style-name="L10">
        <text:list-item>
          <text:p text:style-name="P15"><text:span text:style-name="Strong_20_Emphasis"><text:span text:style-name="T1">Problems:</text:span></text:span><text:span text:style-name="T1"> more attack surface, secure service-to-service communication required.</text:span></text:p>
        </text:list-item>
        <text:list-item>
          <text:p text:style-name="P15"><text:span text:style-name="Strong_20_Emphasis"><text:span text:style-name="T1">Mitigation:</text:span></text:span><text:span text:style-name="T1"> API gateway + mTLS/service mesh for mutual authentication (Istio/linkerd), centralized identity management (OAuth2/OpenID Connect), per-service authz, secrets management (Vault / cloud secret manager), and strict network policies.</text:span></text:p>
        </text:list-item>
      </text:list>
      <text:h text:style-name="P4" text:outline-level="3"><text:soft-page-break/>6. Organizational and team requirements</text:h>
      <text:list text:style-name="L11">
        <text:list-item>
          <text:p text:style-name="P16"><text:span text:style-name="Strong_20_Emphasis"><text:span text:style-name="T1">Problems:</text:span></text:span><text:span text:style-name="T1"> microservices demand mature cross-functional teams and SRE/Platform capabilities.</text:span></text:p>
        </text:list-item>
        <text:list-item>
          <text:p text:style-name="P16"><text:span text:style-name="Strong_20_Emphasis"><text:span text:style-name="T1">Mitigation:</text:span></text:span><text:span text:style-name="T1"> reorganize around products/domains (two-pizza teams), establish a Platform/SRE team to provide shared infra, CI/CD, and observability as self-service.</text:span></text:p>
        </text:list-item>
      </text:list>
      <text:p text:style-name="P2"/>
      <text:h text:style-name="P3" text:outline-level="2">Recommended architecture sketch (high level)</text:h>
      <text:list text:style-name="L12">
        <text:list-item>
          <text:p text:style-name="P17"><text:span text:style-name="Strong_20_Emphasis"><text:span text:style-name="T1">API Gateway / Edge</text:span></text:span><text:span text:style-name="T1">: single entry point for clients; handles routing, auth, rate limiting, TLS termination, WAF.</text:span></text:p>
        </text:list-item>
        <text:list-item>
          <text:p text:style-name="P17"><text:span text:style-name="Strong_20_Emphasis"><text:span text:style-name="T1">BFFs (optional)</text:span></text:span><text:span text:style-name="T1">: per-client Backend-For-Frontends for web/mobile if client needs diverge.</text:span></text:p>
        </text:list-item>
        <text:list-item>
          <text:p text:style-name="P17"><text:span text:style-name="Strong_20_Emphasis"><text:span text:style-name="T1">Microservices</text:span></text:span><text:span text:style-name="T1"> (examples):</text:span></text:p>
          <text:list>
            <text:list-item>
              <text:p text:style-name="P18">Catalog Service (search integration)</text:p>
            </text:list-item>
            <text:list-item>
              <text:p text:style-name="P18">Product Details Service</text:p>
            </text:list-item>
            <text:list-item>
              <text:p text:style-name="P18">Cart Service</text:p>
            </text:list-item>
            <text:list-item>
              <text:p text:style-name="P18">Checkout / Order Service</text:p>
            </text:list-item>
            <text:list-item>
              <text:p text:style-name="P18">Payment Service (PCI scope isolation; often a thin service calling external PSP)</text:p>
            </text:list-item>
            <text:list-item>
              <text:p text:style-name="P18">Inventory Service</text:p>
            </text:list-item>
            <text:list-item>
              <text:p text:style-name="P18">Pricing &amp; Promotions Service</text:p>
            </text:list-item>
            <text:list-item>
              <text:p text:style-name="P18">User / Account Service</text:p>
            </text:list-item>
            <text:list-item>
              <text:p text:style-name="P18">Reviews &amp; Ratings Service</text:p>
            </text:list-item>
            <text:list-item>
              <text:p text:style-name="P18">Recommendations &amp; Personalization Service (separate ML infra)</text:p>
            </text:list-item>
            <text:list-item>
              <text:p text:style-name="P18">Shipping &amp; Fulfillment Service</text:p>
            </text:list-item>
            <text:list-item>
              <text:p text:style-name="P18">Notification Service (email, SMS, push)</text:p>
            </text:list-item>
          </text:list>
        </text:list-item>
        <text:list-item>
          <text:p text:style-name="P17"><text:span text:style-name="Strong_20_Emphasis"><text:span text:style-name="T1">Data storage per service</text:span></text:span><text:span text:style-name="T1">: each service owns its own database (polyglot persistence as needed). Avoid shared schema.</text:span></text:p>
        </text:list-item>
        <text:list-item>
          <text:p text:style-name="P17"><text:span text:style-name="Strong_20_Emphasis"><text:span text:style-name="T1">Event backbone</text:span></text:span><text:span text:style-name="T1">: an event bus (Kafka / Pulsar / managed alternative) for domain events, async integrations, and eventual consistency.</text:span></text:p>
        </text:list-item>
        <text:list-item>
          <text:p text:style-name="P17"><text:span text:style-name="Strong_20_Emphasis"><text:span text:style-name="T1">Caching layer</text:span></text:span><text:span text:style-name="T1">: Redis/ElastiCache per-service caching for hot reads (catalog, sessions).</text:span></text:p>
        </text:list-item>
        <text:list-item>
          <text:p text:style-name="P17"><text:span text:style-name="Strong_20_Emphasis"><text:span text:style-name="T1">Search</text:span></text:span><text:span text:style-name="T1">: Elastic/Opensearch or managed search for product discovery.</text:span></text:p>
        </text:list-item>
        <text:list-item>
          <text:p text:style-name="P17"><text:span text:style-name="Strong_20_Emphasis"><text:span text:style-name="T1">Service Mesh</text:span></text:span><text:span text:style-name="T1">: optional but recommended for advanced traffic management, mTLS, observability.</text:span></text:p>
        </text:list-item>
        <text:list-item>
          <text:p text:style-name="P17"><text:span text:style-name="Strong_20_Emphasis"><text:span text:style-name="T1">CI/CD</text:span></text:span><text:span text:style-name="T1">: pipeline per service (build, unit tests, contract tests, integration tests, canary deploy).</text:span></text:p>
        </text:list-item>
        <text:list-item>
          <text:p text:style-name="P17"><text:span text:style-name="Strong_20_Emphasis"><text:span text:style-name="T1">Observability</text:span></text:span><text:span text:style-name="T1">: metrics (Prometheus), tracing (OpenTelemetry + Jaeger), logs (centralized ELK/Datadog), alerts (PagerDuty).</text:span></text:p>
        </text:list-item>
        <text:list-item>
          <text:p text:style-name="P17"><text:soft-page-break/><text:span text:style-name="Strong_20_Emphasis"><text:span text:style-name="T1">Platform infra</text:span></text:span><text:span text:style-name="T1">: Kubernetes + managed services or fully managed serverless for specific low-ops services.</text:span></text:p>
        </text:list-item>
      </text:list>
      <text:p text:style-name="P2"/>
      <text:h text:style-name="P3" text:outline-level="2">Design principles &amp; patterns to follow</text:h>
      <text:list text:style-name="L13">
        <text:list-item>
          <text:p text:style-name="P19"><text:span text:style-name="Strong_20_Emphasis"><text:span text:style-name="T1">Bounded contexts</text:span></text:span><text:span text:style-name="T1">: model services around business domains (not technical layers).</text:span></text:p>
        </text:list-item>
        <text:list-item>
          <text:p text:style-name="P19"><text:span text:style-name="Strong_20_Emphasis"><text:span text:style-name="T1">Smart endpoints, dumb pipes</text:span></text:span><text:span text:style-name="T1">: keep business logic in services; use events/messages for integration.</text:span></text:p>
        </text:list-item>
        <text:list-item>
          <text:p text:style-name="P19"><text:span text:style-name="Strong_20_Emphasis"><text:span text:style-name="T1">API contracts + versioning</text:span></text:span><text:span text:style-name="T1">: explicit contract tests and semantic versioning for APIs.</text:span></text:p>
        </text:list-item>
        <text:list-item>
          <text:p text:style-name="P19"><text:span text:style-name="Strong_20_Emphasis"><text:span text:style-name="T1">Idempotency &amp; defensive programming</text:span></text:span><text:span text:style-name="T1">: required for payment/checkout flows.</text:span></text:p>
        </text:list-item>
        <text:list-item>
          <text:p text:style-name="P19"><text:span text:style-name="Strong_20_Emphasis"><text:span text:style-name="T1">Backpressure &amp; graceful degradation</text:span></text:span><text:span text:style-name="T1">: ensure non-critical services don’t bring down critical flows.</text:span></text:p>
        </text:list-item>
        <text:list-item>
          <text:p text:style-name="P19"><text:span text:style-name="Strong_20_Emphasis"><text:span text:style-name="T1">Security by design</text:span></text:span><text:span text:style-name="T1">: least privilege, encrypted data in motion &amp; at rest, token-based auth.</text:span></text:p>
        </text:list-item>
      </text:list>
      <text:p text:style-name="P2"/>
      <text:h text:style-name="P3" text:outline-level="2">Migration / rollout strategy (if starting from existing monolith)</text:h>
      <text:list text:style-name="L14">
        <text:list-item>
          <text:p text:style-name="P20"><text:span text:style-name="T1">Start with </text:span><text:span text:style-name="Strong_20_Emphasis"><text:span text:style-name="T1">strangling</text:span></text:span><text:span text:style-name="T1"> the monolith: extract one business capability first (e.g., Catalog or Checkout) behind the API Gateway.</text:span></text:p>
        </text:list-item>
        <text:list-item>
          <text:p text:style-name="P21">Keep a central event bus for newly emitted domain events; gradually move producers/consumers.</text:p>
        </text:list-item>
        <text:list-item>
          <text:p text:style-name="P21">Define a minimal platform (CI, tracing, logging) first so early services use the ops standards.</text:p>
        </text:list-item>
        <text:list-item>
          <text:p text:style-name="P21">Iterate: extract the highest ROI domains first (those with frequent change or independent scaling needs).</text:p>
        </text:list-item>
      </text:list>
      <text:p text:style-name="P2"/>
      <text:h text:style-name="Heading_20_2" text:outline-level="2"><text:span text:style-name="T1">When microservices may </text:span><text:span text:style-name="Strong_20_Emphasis"><text:span text:style-name="T1">not</text:span></text:span><text:span text:style-name="T1"> be the right choice</text:span></text:h>
      <text:list text:style-name="L15">
        <text:list-item>
          <text:p text:style-name="P22">If the product is an MVP with a small team, low expected scale, or needs to validate product-market fit quickly — a modular monolith (well-structured, modular codebase with internal boundaries) can be a better first step. You can evolve a modular monolith into microservices later with fewer regrets.</text:p>
        </text:list-item>
      </text:list>
      <text:p text:style-name="P2"/>
      <text:h text:style-name="P3" text:outline-level="2">Cost considerations (short vs long term)</text:h>
      <text:list text:style-name="L16">
        <text:list-item>
          <text:p text:style-name="P23"><text:span text:style-name="Strong_20_Emphasis"><text:span text:style-name="T1">Short term:</text:span></text:span><text:span text:style-name="T1"> higher engineering &amp; infra cost (platform work, SRE).</text:span></text:p>
        </text:list-item>
        <text:list-item>
          <text:p text:style-name="P23"><text:span text:style-name="Strong_20_Emphasis"><text:span text:style-name="T1">Long term:</text:span></text:span><text:span text:style-name="T1"> lower incremental cost to deliver features, better ability to scale selectively, reduced coordination bottlenecks — especially beneficial for a product expected to grow and diversify.</text:span></text:p>
        </text:list-item>
      </text:list>
      <text:p text:style-name="P2"/>
      <text:h text:style-name="P3" text:outline-level="2">Executive summary / recommendation</text:h>
      <text:p text:style-name="P24">Choose microservices if your organization expects:</text:p>
      <text:list text:style-name="L17">
        <text:list-item>
          <text:p text:style-name="P25"><text:soft-page-break/>multiple cross-functional teams working concurrently,</text:p>
        </text:list-item>
        <text:list-item>
          <text:p text:style-name="P25">high release frequency,</text:p>
        </text:list-item>
        <text:list-item>
          <text:p text:style-name="P25">variable scaling needs across capabilities,</text:p>
        </text:list-item>
        <text:list-item>
          <text:p text:style-name="P25">and a multi-year roadmap requiring continuous evolution and third-party integrations.</text:p>
        </text:list-item>
      </text:list>
      <text:p text:style-name="Text_20_body"><text:span text:style-name="T1">Plan for an </text:span><text:span text:style-name="Strong_20_Emphasis"><text:span text:style-name="T1">investment in platform and SRE</text:span></text:span><text:span text:style-name="T1">, adopt solid engineering patterns (sagas, retries, observability), and start by extracting the highest-value bounded contexts while maintaining a disciplined contract and testing strategy. If you need, I can now produce a concrete service decomposition diagram, a migration roadmap (phased milestones + timelines), or a sample CI/CD + Kubernetes manifest template tailored to your .NET/Angular stack.</text:span></text:p>
      <text:p text:style-name="P26"/>
      <text:p text:style-name="P26">We selected <text:span text:style-name="Strong_20_Emphasis">Vertical Slice Architecture</text:span> as the backbone of this microservices platform because it provides a natural fit for organizing services around <text:span text:style-name="Strong_20_Emphasis">features instead of technical layers</text:span>. In traditional layered architectures, business logic is often scattered across controllers, services, and repositories, which makes it harder to track where a feature begins and ends. Vertical slices, by contrast, bundle all the elements of a feature—API endpoint, business rules, and persistence—in one place. This makes it much easier to locate and modify related code when requirements evolve, reducing the cognitive overhead for developers. For microservices, where teams may own different services, this model ensures high cohesion and clear boundaries that improve both <text:span text:style-name="Strong_20_Emphasis">autonomy</text:span> and <text:span text:style-name="Strong_20_Emphasis">independent deployability</text:span>.</text:p>
      <text:p text:style-name="P24">A critical part of this architecture is the use of <text:span text:style-name="Strong_20_Emphasis">CQRS (Command Query Responsibility Segregation) with MediatR</text:span>. With CQRS, we separate operations that <text:span text:style-name="Strong_20_Emphasis">change state</text:span> (commands) from those that <text:span text:style-name="Strong_20_Emphasis">read state</text:span> (queries). This separation provides several benefits for scalability:</text:p>
      <text:list text:style-name="L18">
        <text:list-item>
          <text:p text:style-name="P27"><text:span text:style-name="Strong_20_Emphasis">Optimized data handling:</text:span> Reads and writes can evolve independently, allowing us to fine-tune performance (e.g., caching strategies for queries, event-driven consistency for commands).</text:p>
        </text:list-item>
        <text:list-item>
          <text:p text:style-name="P27"><text:span text:style-name="Strong_20_Emphasis">Reduced coupling:</text:span> Handlers encapsulate the business logic, so controllers remain extremely thin. Adding or modifying business rules does not require touching the API endpoint definition.</text:p>
        </text:list-item>
        <text:list-item>
          <text:p text:style-name="P27"><text:span text:style-name="Strong_20_Emphasis">Asynchronous expansion:</text:span> As the system grows, commands can be handled asynchronously or routed to specialized services without changing the public API. This makes it straightforward to introduce features like event sourcing, distributed transactions, or message brokers in the future.</text:p>
        </text:list-item>
        <text:list-item>
          <text:p text:style-name="P27"><text:span text:style-name="Strong_20_Emphasis">Testability at scale:</text:span> Handlers are isolated units that can be tested independently from controllers or infrastructure. This becomes increasingly important in microservices, where regression risk grows as services multiply.</text:p>
        </text:list-item>
      </text:list>
      <text:p text:style-name="P24">MediatR acts as the mediator between the API and business logic, enforcing the principle that <text:span text:style-name="Strong_20_Emphasis">endpoints know nothing about how work gets done</text:span>—they simply forward requests. This decoupling improves maintainability: when requirements change, developers can swap out or refactor handlers without breaking the API surface. As more developers join the project or more microservices are added, this consistency lowers the barrier to onboarding and prevents accidental architectural drift.</text:p>
      <text:p text:style-name="P24">Some might argue that Vertical Slice + CQRS + MediatR could be “over-engineering,” especially for simple services. However, the <text:span text:style-name="Strong_20_Emphasis">incremental cost is minimal</text:span>—each slice is only as complex as the feature it supports, and the patterns introduce no unnecessary layers. The real payoff is in how this sets a <text:span text:style-name="Strong_20_Emphasis">scalable and repeatable pattern</text:span>. As features grow more complex—such as requiring domain events, background processing, or specialized read models—the architecture is already prepared to accommodate them without disruptive rewrites. This prevents architectural debt and avoids the “big rewrite” problem that often plagues projects that start simple but grow beyond the limits of their original design.</text:p>
      <text:p text:style-name="P24">Finally, we incorporated <text:span text:style-name="Strong_20_Emphasis">Minimal APIs with Carter</text:span> to streamline endpoint definition and cut boilerplate. Minimal APIs keep the top-level API layer extremely lean, while Carter provides a clean and organized way to group endpoints by feature. This not only complements Vertical Slice Architecture but also makes the service more approachable to developers by reducing ceremony and highlighting the intent of each endpoint.</text:p>
      <text:p text:style-name="P24">Taken together, these choices—Vertical Slice Architecture, CQRS with MediatR, and Minimal APIs with Carter—strike a balance between <text:span text:style-name="Strong_20_Emphasis">simplicity today</text:span> and <text:span text:style-name="Strong_20_Emphasis">scalability tomorrow</text:span>. They give the team a consistent, maintainable pattern that avoids bottlenecks as the system and team grow, ensuring that services remain coherent, testable, and ready for future demands.</text:p>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8T17:55:51.444570200</meta:creation-date>
    <dc:date>2025-09-19T15:45:18.163069300</dc:date>
    <meta:editing-duration>PT1M51S</meta:editing-duration>
    <meta:editing-cycles>2</meta:editing-cycles>
    <meta:generator>LibreOffice/25.2.5.2$Windows_X86_64 LibreOffice_project/03d19516eb2e1dd5d4ccd751a0d6f35f35e08022</meta:generator>
    <meta:document-statistic meta:table-count="0" meta:image-count="0" meta:object-count="0" meta:page-count="7" meta:paragraph-count="101" meta:word-count="1808" meta:character-count="12923" meta:non-whitespace-character-count="11286"/>
  </office:meta>
</office:document-meta>
</file>